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font-size="16pt" officeooo:paragraph-rsid="000812ae" style:font-size-asian="16pt" style:font-size-complex="16pt"/>
    </style:style>
    <style:style style:name="P2" style:family="paragraph" style:parent-style-name="Heading_20_3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Preformatted_20_Text"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fo:language="en" fo:country="US" style:font-size-asian="10pt" style:font-size-complex="10pt"/>
    </style:style>
    <style:style style:name="P5" style:family="paragraph" style:parent-style-name="Preformatted_20_Text">
      <style:text-properties officeooo:paragraph-rsid="0034a880"/>
    </style:style>
    <style:style style:name="P6" style:family="paragraph" style:parent-style-name="Preformatted_20_Text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fo:font-size="16pt" officeooo:paragraph-rsid="00543f5d" style:font-size-asian="16pt" style:font-size-complex="16pt"/>
    </style:style>
    <style:style style:name="P9" style:family="paragraph" style:parent-style-name="Text_20_body">
      <style:text-properties fo:font-size="10pt" officeooo:paragraph-rsid="004dfa60" style:font-size-asian="10pt" style:font-size-complex="10pt"/>
    </style:style>
    <style:style style:name="P10" style:family="paragraph" style:parent-style-name="Text_20_body">
      <style:text-properties officeooo:paragraph-rsid="00460ca8"/>
    </style:style>
    <style:style style:name="P11" style:family="paragraph" style:parent-style-name="Text_20_body">
      <style:text-properties officeooo:paragraph-rsid="00358ca4"/>
    </style:style>
    <style:style style:name="P12" style:family="paragraph" style:parent-style-name="Text_20_body">
      <style:text-properties officeooo:paragraph-rsid="0034a880"/>
    </style:style>
    <style:style style:name="P13" style:family="paragraph" style:parent-style-name="Text_20_body">
      <style:text-properties officeooo:paragraph-rsid="00256b8e"/>
    </style:style>
    <style:style style:name="P14" style:family="paragraph" style:parent-style-name="Text_20_body">
      <style:text-properties officeooo:paragraph-rsid="0020926a"/>
    </style:style>
    <style:style style:name="P15" style:family="paragraph" style:parent-style-name="Text_20_body">
      <style:text-properties officeooo:paragraph-rsid="001d4626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officeooo:paragraph-rsid="00183caf"/>
    </style:style>
    <style:style style:name="P18" style:family="paragraph" style:parent-style-name="Text_20_body">
      <style:text-properties officeooo:paragraph-rsid="00183caf"/>
    </style:style>
    <style:style style:name="P1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ext_20_body">
      <style:text-properties officeooo:paragraph-rsid="005e9618"/>
    </style:style>
    <style:style style:name="T1" style:family="text">
      <style:text-properties fo:color="#c9211e" fo:font-size="10pt" officeooo:rsid="0017be94" style:font-size-asian="10pt" style:font-size-complex="10pt"/>
    </style:style>
    <style:style style:name="T2" style:family="text">
      <style:text-properties fo:color="#c9211e" fo:font-size="10pt" officeooo:rsid="00183caf" style:font-size-asian="10pt" style:font-size-complex="10pt"/>
    </style:style>
    <style:style style:name="T3" style:family="text">
      <style:text-properties fo:color="#c9211e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c9211e" fo:font-size="10pt" fo:font-style="italic" officeooo:rsid="00183caf" style:font-size-asian="10pt" style:font-style-asian="italic" style:font-size-complex="10pt" style:font-style-complex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fd02"/>
    </style:style>
    <style:style style:name="T7" style:family="text">
      <style:text-properties fo:language="en" fo:country="US" officeooo:rsid="00284425"/>
    </style:style>
    <style:style style:name="T8" style:family="text">
      <style:text-properties fo:language="en" fo:country="US" officeooo:rsid="002a07b0"/>
    </style:style>
    <style:style style:name="T9" style:family="text">
      <style:text-properties fo:language="en" fo:country="US" officeooo:rsid="002bda9a"/>
    </style:style>
    <style:style style:name="T10" style:family="text">
      <style:text-properties fo:language="en" fo:country="US" officeooo:rsid="002c8de1"/>
    </style:style>
    <style:style style:name="T11" style:family="text">
      <style:text-properties fo:language="en" fo:country="US" officeooo:rsid="0030271c"/>
    </style:style>
    <style:style style:name="T12" style:family="text">
      <style:text-properties fo:language="en" fo:country="US" officeooo:rsid="0031027c"/>
    </style:style>
    <style:style style:name="T13" style:family="text">
      <style:text-properties fo:language="en" fo:country="US" officeooo:rsid="00377a36" fo:background-color="#ffff00" loext:char-shading-value="0"/>
    </style:style>
    <style:style style:name="T14" style:family="text">
      <style:text-properties fo:language="en" fo:country="US" officeooo:rsid="00380584" fo:background-color="#ffff00" loext:char-shading-value="0"/>
    </style:style>
    <style:style style:name="T15" style:family="text">
      <style:text-properties fo:language="en" fo:country="US" officeooo:rsid="0039b7a3" fo:background-color="#ffff00" loext:char-shading-value="0"/>
    </style:style>
    <style:style style:name="T16" style:family="text">
      <style:text-properties fo:language="en" fo:country="US" officeooo:rsid="0039b7a3"/>
    </style:style>
    <style:style style:name="T17" style:family="text">
      <style:text-properties officeooo:rsid="0026fd02"/>
    </style:style>
    <style:style style:name="T18" style:family="text">
      <style:text-properties officeooo:rsid="002a07b0"/>
    </style:style>
    <style:style style:name="T19" style:family="text">
      <style:text-properties fo:background-color="#5eb91e" loext:char-shading-value="0"/>
    </style:style>
    <style:style style:name="T20" style:family="text">
      <style:text-properties officeooo:rsid="002f1627" fo:background-color="#5eb91e" loext:char-shading-value="0"/>
    </style:style>
    <style:style style:name="T21" style:family="text">
      <style:text-properties officeooo:rsid="00284425" fo:background-color="#5eb91e" loext:char-shading-value="0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officeooo:rsid="000d0404" style:font-size-asian="10pt" style:font-size-complex="10pt"/>
    </style:style>
    <style:style style:name="T24" style:family="text">
      <style:text-properties fo:font-size="10pt" officeooo:rsid="00100bf4" style:font-size-asian="10pt" style:font-size-complex="10pt"/>
    </style:style>
    <style:style style:name="T25" style:family="text">
      <style:text-properties fo:font-size="10pt" officeooo:rsid="0011d38b" style:font-size-asian="10pt" style:font-size-complex="10pt"/>
    </style:style>
    <style:style style:name="T26" style:family="text">
      <style:text-properties fo:font-size="10pt" officeooo:rsid="00140bf5" style:font-size-asian="10pt" style:font-size-complex="10pt"/>
    </style:style>
    <style:style style:name="T27" style:family="text">
      <style:text-properties fo:font-size="10pt" officeooo:rsid="0014615c" style:font-size-asian="10pt" style:font-size-complex="10pt"/>
    </style:style>
    <style:style style:name="T28" style:family="text">
      <style:text-properties fo:font-size="10pt" officeooo:rsid="0017be94" style:font-size-asian="10pt" style:font-size-complex="10pt"/>
    </style:style>
    <style:style style:name="T29" style:family="text">
      <style:text-properties fo:font-size="10pt" officeooo:rsid="00183caf" style:font-size-asian="10pt" style:font-size-complex="10pt"/>
    </style:style>
    <style:style style:name="T30" style:family="text">
      <style:text-properties fo:font-size="10pt" officeooo:rsid="001d4626" style:font-size-asian="10pt" style:font-size-complex="10pt"/>
    </style:style>
    <style:style style:name="T31" style:family="text">
      <style:text-properties fo:font-size="10pt" officeooo:rsid="002275e7" style:font-size-asian="10pt" style:font-size-complex="10pt"/>
    </style:style>
    <style:style style:name="T32" style:family="text">
      <style:text-properties fo:font-size="10pt" officeooo:rsid="0020926a" style:font-size-asian="10pt" style:font-size-complex="10pt"/>
    </style:style>
    <style:style style:name="T33" style:family="text">
      <style:text-properties fo:font-size="10pt" officeooo:rsid="0026fd02" style:font-size-asian="10pt" style:font-size-complex="10pt"/>
    </style:style>
    <style:style style:name="T34" style:family="text">
      <style:text-properties fo:font-size="10pt" officeooo:rsid="00256b8e" style:font-size-asian="10pt" style:font-size-complex="10pt"/>
    </style:style>
    <style:style style:name="T35" style:family="text">
      <style:text-properties fo:font-size="10pt" officeooo:rsid="0034a880" style:font-size-asian="10pt" style:font-size-complex="10pt"/>
    </style:style>
    <style:style style:name="T36" style:family="text">
      <style:text-properties fo:font-size="10pt" officeooo:rsid="00358ca4" style:font-size-asian="10pt" style:font-size-complex="10pt"/>
    </style:style>
    <style:style style:name="T37" style:family="text">
      <style:text-properties fo:font-size="10pt" officeooo:rsid="0044a31e" style:font-size-asian="10pt" style:font-size-complex="10pt"/>
    </style:style>
    <style:style style:name="T38" style:family="text">
      <style:text-properties fo:font-size="10pt" officeooo:rsid="00451686" style:font-size-asian="10pt" style:font-size-complex="10pt"/>
    </style:style>
    <style:style style:name="T39" style:family="text">
      <style:text-properties fo:font-size="10pt" officeooo:rsid="00460ca8" style:font-size-asian="10pt" style:font-size-complex="10pt"/>
    </style:style>
    <style:style style:name="T40" style:family="text">
      <style:text-properties fo:font-size="10pt" officeooo:rsid="00558230" style:font-size-asian="10pt" style:font-size-complex="10pt"/>
    </style:style>
    <style:style style:name="T41" style:family="text">
      <style:text-properties fo:font-size="10pt" officeooo:rsid="0057d5c7" style:font-size-asian="10pt" style:font-size-complex="10pt"/>
    </style:style>
    <style:style style:name="T42" style:family="text">
      <style:text-properties fo:font-size="10pt" fo:language="en" fo:country="US" style:font-size-asian="10pt" style:font-size-complex="10pt"/>
    </style:style>
    <style:style style:name="T43" style:family="text">
      <style:text-properties officeooo:rsid="004dfa60"/>
    </style:style>
    <style:style style:name="T44" style:family="text">
      <style:text-properties fo:font-size="11pt" fo:font-weight="bold" officeooo:rsid="00543f5d" style:font-size-asian="11pt" style:font-weight-asian="bold" style:font-size-complex="11pt" style:font-weight-complex="bold"/>
    </style:style>
    <style:style style:name="T45" style:family="text">
      <style:text-properties style:font-name="Liberation Mono" fo:font-size="10pt" officeooo:rsid="00550a5a" style:font-name-asian="Noto Sans Mono CJK SC" style:font-size-asian="10pt" style:font-name-complex="Liberation Mono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ource_20_Text"><text:span text:style-name="T44">minikube</text:span></text:span></text:p>
      <text:h text:style-name="P1" text:outline-level="3"><text:span text:style-name="Source_20_Text"><text:span text:style-name="T22"/></text:span></text:h>
      <text:p text:style-name="Text_20_body"><text:span text:style-name="Source_20_Text"><text:span text:style-name="T22">kubectl</text:span></text:span></text:p>
      <text:p text:style-name="Text_20_body"><text:span text:style-name="Source_20_Text"><text:span text:style-name="T22">minikube</text:span></text:span></text:p>
      <text:p text:style-name="P19"><text:bookmark text:name="user-content-create-minikube-cluster"/>create minikube cluster</text:p>
      <text:p text:style-name="Text_20_body"><text:span text:style-name="Source_20_Text"><text:span text:style-name="T22">sudo service docker start<text:tab/><text:tab/></text:span></text:span><text:span text:style-name="Source_20_Text"><text:span text:style-name="T41"># docker service must be checked and stopped</text:span></text:span></text:p>
      <text:p text:style-name="Text_20_body"><text:span text:style-name="Source_20_Text"><text:span text:style-name="T22">sudo service docker status</text:span></text:span></text:p>
      <text:p text:style-name="Text_20_body"><text:span text:style-name="Source_20_Text"><text:span text:style-name="T22">sudo service docker stop</text:span></text:span></text:p>
      <text:p text:style-name="Text_20_body"><text:span text:style-name="Source_20_Text"><text:span text:style-name="T22">sudo dockerd<text:tab/><text:tab/><text:tab/><text:tab/></text:span></text:span><text:span text:style-name="Source_20_Text"><text:span text:style-name="T41"># docker daemon must be started</text:span></text:span></text:p>
      <text:p text:style-name="Text_20_body"><text:span text:style-name="Source_20_Text"><text:span text:style-name="T22">minikube start --driver=</text:span></text:span><text:span text:style-name="Source_20_Text"><text:span text:style-name="T45">docker</text:span></text:span></text:p>
      <text:p text:style-name="Text_20_body"><text:span text:style-name="Source_20_Text"><text:span text:style-name="T22">kubectl get nodes</text:span></text:span></text:p>
      <text:p text:style-name="Text_20_body"><text:span text:style-name="Source_20_Text"><text:span text:style-name="T22">minikube status</text:span></text:span></text:p>
      <text:p text:style-name="Text_20_body"><text:span text:style-name="Source_20_Text"><text:span text:style-name="T22">kubectl version</text:span></text:span></text:p>
      <text:p text:style-name="P19"><text:bookmark text:name="user-content-delete-cluster-and-restart-in-debug-mode"/>delete cluster and restart in debug mode</text:p>
      <text:p text:style-name="Text_20_body"><text:span text:style-name="Source_20_Text"><text:span text:style-name="T22">minikube delete</text:span></text:span></text:p>
      <text:p text:style-name="Text_20_body"><text:span text:style-name="Source_20_Text"><text:span text:style-name="T22">minikube start --driver=</text:span></text:span><text:span text:style-name="Source_20_Text"><text:span text:style-name="T40">docker</text:span></text:span><text:span text:style-name="Source_20_Text"><text:span text:style-name="T22"> --v=7 --alsologtostderr</text:span></text:span></text:p>
      <text:p text:style-name="Text_20_body"><text:span text:style-name="Source_20_Text"><text:span text:style-name="T22">minikube status</text:span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h text:style-name="P2" text:outline-level="3">kubectl commands</text:h>
      <text:p text:style-name="Text_20_body"><text:span text:style-name="Source_20_Text"><text:span text:style-name="T22"/></text:span></text:p>
      <text:p text:style-name="P20"><text:span text:style-name="Source_20_Text"><text:span text:style-name="T22">kubectl get nodes</text:span></text:span></text:p>
      <text:p text:style-name="P20"><text:span text:style-name="Source_20_Text"><text:span text:style-name="T23"><text:tab/><text:tab/><text:tab/><text:tab/># Shows the nodes within a cluster</text:span></text:span></text:p>
      <text:p text:style-name="Text_20_body"><text:span text:style-name="Source_20_Text"><text:span text:style-name="T22"><text:tab/><text:tab/><text:tab/><text:tab/></text:span></text:span><text:span text:style-name="Source_20_Text"><text:span text:style-name="T24"># eg. “kind-2-control-plane” in kind-2 cluster </text:span></text:span></text:p>
      <text:p text:style-name="P20"><text:span text:style-name="Source_20_Text"><text:span text:style-name="T22">kubectl get pod</text:span></text:span></text:p>
      <text:p text:style-name="P20"><text:span text:style-name="Source_20_Text"><text:span text:style-name="T25"><text:tab/><text:tab/><text:tab/><text:tab/># Currently no pod in the node, if not created</text:span></text:span></text:p>
      <text:p text:style-name="Text_20_body"><text:span text:style-name="Source_20_Text"><text:span text:style-name="T22">kubectl get services<text:tab/></text:span></text:span><text:span text:style-name="Source_20_Text"><text:span text:style-name="T26"># IP Address for a pod</text:span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>kubectl create deployment nginx-depl –image=nginx</text:span></text:span></text:p>
      <text:p text:style-name="Text_20_body"><text:span text:style-name="Source_20_Text"><text:span text:style-name="T22"><text:tab/></text:span></text:span><text:span text:style-name="Source_20_Text"><text:span text:style-name="T27"># Gonna download the latest nginx deployment from docker hub</text:span></text:span></text:p>
      <text:p text:style-name="Text_20_body"><text:span text:style-name="Source_20_Text"><text:span text:style-name="T22"/></text:span></text:p>
      <text:p text:style-name="Text_20_body"><text:soft-page-break/><text:span text:style-name="Source_20_Text"><text:span text:style-name="T22">kubectl get deployment</text:span></text:span></text:p>
      <text:p text:style-name="Text_20_body"><text:span text:style-name="Source_20_Text"><text:span text:style-name="T22"><text:tab/></text:span></text:span><text:span text:style-name="Source_20_Text"><text:span text:style-name="T28"># gonna show nginx-depl in the list</text:span></text:span></text:p>
      <text:p text:style-name="Text_20_body"><text:span text:style-name="Source_20_Text"><text:span text:style-name="T22">kubectl get pod</text:span></text:span></text:p>
      <text:p text:style-name="Text_20_body"><text:span text:style-name="Source_20_Text"><text:span text:style-name="T22"><text:tab/></text:span></text:span><text:span text:style-name="Source_20_Text"><text:span text:style-name="T28"># gonna show new pod with the </text:span></text:span><text:span text:style-name="Source_20_Text"><text:span text:style-name="T1">similar </text:span></text:span><text:span text:style-name="Source_20_Text"><text:span text:style-name="T2">larger </text:span></text:span><text:span text:style-name="Source_20_Text"><text:span text:style-name="T1">prefix name</text:span></text:span></text:p>
      <text:p text:style-name="Text_20_body"><text:span text:style-name="Source_20_Text"><text:span text:style-name="T22">kubectl get replicaset</text:span></text:span></text:p>
      <text:p text:style-name="P18"><text:span text:style-name="Source_20_Text"><text:span text:style-name="T22"><text:tab/></text:span></text:span><text:span text:style-name="Source_20_Text"><text:span text:style-name="T29"># </text:span></text:span><text:span text:style-name="Source_20_Text"><text:span text:style-name="T28">gonna show new </text:span></text:span><text:span text:style-name="Source_20_Text"><text:span text:style-name="T29">replicaset</text:span></text:span><text:span text:style-name="Source_20_Text"><text:span text:style-name="T28"> with the </text:span></text:span><text:span text:style-name="Source_20_Text"><text:span text:style-name="T1">similar </text:span></text:span><text:span text:style-name="Source_20_Text"><text:span text:style-name="T2">shorter</text:span></text:span><text:span text:style-name="Source_20_Text"><text:span text:style-name="T1"> prefix name</text:span></text:span></text:p>
      <text:p text:style-name="P16"><text:span text:style-name="Source_20_Text"><text:span text:style-name="T22"/></text:span></text:p>
      <text:p text:style-name="P16"><text:span text:style-name="Source_20_Text"><text:span text:style-name="T3">nginx-depl</text:span></text:span></text:p>
      <text:p text:style-name="P17"><text:span text:style-name="Source_20_Text"><text:span text:style-name="T4">l</text:span></text:span></text:p>
      <text:p text:style-name="P17"><text:span text:style-name="Source_20_Text"><text:span text:style-name="T3">nginx-depl-c88549479</text:span></text:span></text:p>
      <text:p text:style-name="P17"><text:span text:style-name="Source_20_Text"><text:span text:style-name="T4">l</text:span></text:span></text:p>
      <text:p text:style-name="P17"><text:span text:style-name="Source_20_Text"><text:span text:style-name="T3">nginx-depl-c88549479-dglj4</text:span></text:span></text:p>
      <text:p text:style-name="Text_20_body"><text:span text:style-name="Source_20_Text"><text:span text:style-name="T22">kubectl edit deployment nginx-depl</text:span></text:span></text:p>
      <text:p text:style-name="Text_20_body"><text:span text:style-name="Source_20_Text"><text:span text:style-name="T22">kubectl get deployment</text:span></text:span></text:p>
      <text:p text:style-name="Text_20_body"><text:span text:style-name="Source_20_Text"><text:span text:style-name="T22">kubectl get pod<text:tab/><text:tab/></text:span></text:span><text:span text:style-name="Source_20_Text"><text:span text:style-name="T30"># Older pod is gone, new has come</text:span></text:span></text:p>
      <text:p text:style-name="P15"><text:span text:style-name="Source_20_Text"><text:span text:style-name="T22">kubectl get replicaset<text:tab/></text:span></text:span></text:p>
      <text:p text:style-name="P15"><text:span text:style-name="Source_20_Text"><text:span text:style-name="T30"><text:tab/><text:tab/><text:tab/># Older replicaset is blank, new replicaset has a pod</text:span></text:span></text:p>
      <text:p text:style-name="P7"/>
      <text:h text:style-name="P2" text:outline-level="3">debugging</text:h>
      <text:p text:style-name="Text_20_body"><text:span text:style-name="Source_20_Text"><text:span text:style-name="T22">kubectl logs {pod-name}</text:span></text:span></text:p>
      <text:p text:style-name="Text_20_body"><text:span text:style-name="Source_20_Text"><text:span text:style-name="T22">kubectl exec -it {pod-name} – bin/bash</text:span></text:span></text:p>
      <text:p text:style-name="Text_20_body"><text:span text:style-name="Source_20_Text"><text:span text:style-name="T22"><text:tab/></text:span></text:span><text:span text:style-name="Source_20_Text"><text:span text:style-name="T31"># interactive terminal of specific pod (container) as root user</text:span></text:span></text:p>
      <text:p text:style-name="Text_20_body"><text:span text:style-name="Source_20_Text"><text:span text:style-name="T22"/></text:span></text:p>
      <text:h text:style-name="P2" text:outline-level="3"><text:bookmark text:name="user-content-create-mongo-deployment"/>create mongo deployment</text:h>
      <text:p text:style-name="Text_20_body"><text:span text:style-name="Source_20_Text"><text:span text:style-name="T22"/></text:span></text:p>
      <text:p text:style-name="Text_20_body"><text:span text:style-name="Source_20_Text"><text:span text:style-name="T22">kubectl create deployment mongo-depl –image=mongo</text:span></text:span></text:p>
      <text:p text:style-name="P14"><text:span text:style-name="Source_20_Text"><text:span text:style-name="T32">kubectl get pod</text:span></text:span></text:p>
      <text:p text:style-name="Text_20_body"><text:span text:style-name="Source_20_Text"><text:span text:style-name="T22">kubectl logs mongo-depl-{pod-name}</text:span></text:span></text:p>
      <text:p text:style-name="Text_20_body"><text:span text:style-name="Source_20_Text"><text:span text:style-name="T22">kubectl describe pod mongo-depl-{pod-name}</text:span></text:span></text:p>
      <text:p text:style-name="Text_20_body"><text:span text:style-name="Source_20_Text"><text:span text:style-name="T22"/></text:span></text:p>
      <text:h text:style-name="P2" text:outline-level="3"><text:bookmark text:name="user-content-delete-deplyoment"/>delete deplyoment</text:h>
      <text:p text:style-name="Text_20_body"><text:span text:style-name="Source_20_Text"><text:span text:style-name="T22"/></text:span></text:p>
      <text:p text:style-name="Text_20_body"><text:span text:style-name="Source_20_Text"><text:span text:style-name="T22">kubectl delete deployment mongo-depl</text:span></text:span></text:p>
      <text:p text:style-name="Text_20_body"><text:soft-page-break/><text:span text:style-name="Source_20_Text"><text:span text:style-name="T22">kubectl delete deployment nginx-depl</text:span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/></text:span></text:p>
      <text:h text:style-name="P2" text:outline-level="3"><text:bookmark text:name="user-content-create-or-edit-config-file"/>create or edit config file</text:h>
      <text:p text:style-name="Text_20_body"><text:span text:style-name="Source_20_Text"><text:span text:style-name="T22"/></text:span></text:p>
      <text:p text:style-name="P13"><text:span text:style-name="Source_20_Text"><text:span text:style-name="T33">t</text:span></text:span><text:span text:style-name="Source_20_Text"><text:span text:style-name="T34">ouch nginx-deployment.yaml</text:span></text:span></text:p>
      <text:p text:style-name="Text_20_body"><text:span text:style-name="Source_20_Text"><text:span text:style-name="T22">vim nginx-deployment.yaml</text:span></text:span></text:p>
      <text:p text:style-name="Text_20_body"><text:span text:style-name="Source_20_Text"><text:span text:style-name="T22"/></text:span></text:p>
      <text:p text:style-name="Preformatted_20_Text"><text:bookmark text:name="LC1"/><text:span text:style-name="Source_20_Text"><text:span text:style-name="T42">apiVersion: apps/v1</text:span></text:span></text:p>
      <text:p text:style-name="P4"><text:bookmark text:name="LC2"/>kind: Deployment<text:tab/><text:tab/><text:tab/><text:tab/><text:span text:style-name="T17">#</text:span><text:span text:style-name="T18">#</text:span><text:span text:style-name="T17"> What I wanna create</text:span></text:p>
      <text:p text:style-name="P4"><text:bookmark text:name="LC3"/>metadata:<text:tab/><text:tab/><text:tab/><text:tab/><text:tab/><text:span text:style-name="T19">---</text:span><text:span text:style-name="T20"> Part 1</text:span></text:p>
      <text:p text:style-name="P3"><text:bookmark text:name="LC4"/><text:s text:c="2"/><text:span text:style-name="T5">name: nginx-deployment<text:tab/><text:tab/></text:span><text:span text:style-name="T6"># name of the deployment</text:span></text:p>
      <text:p text:style-name="P3"><text:bookmark text:name="LC5"/><text:s text:c="2"/><text:span text:style-name="T5">labels:</text:span></text:p>
      <text:p text:style-name="P3"><text:bookmark text:name="LC6"/><text:s text:c="4"/><text:span text:style-name="T5">app: nginx<text:tab/><text:tab/><text:tab/><text:tab/></text:span><text:span text:style-name="T13">$$ label of deployment</text:span></text:p>
      <text:p text:style-name="P4"><text:bookmark text:name="LC7"/>spec:<text:tab/><text:tab/><text:tab/><text:tab/><text:tab/><text:tab/><text:span text:style-name="T19">---</text:span><text:span text:style-name="T21"> </text:span><text:span text:style-name="T20">Part 2 : </text:span><text:span text:style-name="T21">Specification for the deployment</text:span></text:p>
      <text:p text:style-name="P3"><text:bookmark text:name="LC8"/><text:s text:c="2"/><text:span text:style-name="T5">replicas: 2<text:tab/><text:tab/><text:tab/><text:tab/></text:span><text:span text:style-name="T7"># How many replicas</text:span></text:p>
      <text:p text:style-name="P3"><text:bookmark text:name="LC9"/><text:s text:c="2"/><text:span text:style-name="T5">selector:</text:span></text:p>
      <text:p text:style-name="P3"><text:bookmark text:name="LC10"/><text:s text:c="4"/><text:span text:style-name="T5">matchLabels:</text:span></text:p>
      <text:p text:style-name="P3"><text:bookmark text:name="LC11"/><text:s text:c="6"/><text:span text:style-name="T5">app: nginx<text:tab/><text:tab/><text:tab/><text:tab/></text:span><text:span text:style-name="T14">$$ matchmaker between deployment &amp; Pod</text:span></text:p>
      <text:p text:style-name="P3"><text:bookmark text:name="LC12"/><text:s text:c="2"/><text:span text:style-name="T5">template:<text:tab/><text:tab/><text:tab/><text:tab/><text:tab/></text:span><text:span text:style-name="T11">#</text:span><text:span text:style-name="T12">#</text:span><text:span text:style-name="T11"> Blueprint for a Pod</text:span></text:p>
      <text:p text:style-name="P3"><text:bookmark text:name="LC13"/><text:s text:c="4"/><text:span text:style-name="T5">metadata:</text:span></text:p>
      <text:p text:style-name="P3"><text:bookmark text:name="LC14"/><text:s text:c="6"/><text:span text:style-name="T5">labels:</text:span></text:p>
      <text:p text:style-name="P3"><text:bookmark text:name="LC15"/><text:s text:c="8"/><text:span text:style-name="T5">app: nginx<text:tab/><text:tab/><text:tab/></text:span><text:span text:style-name="T14">$$ same label for pod in nested metadata</text:span></text:p>
      <text:p text:style-name="P3"><text:bookmark text:name="LC16"/><text:s text:c="4"/><text:span text:style-name="T5">spec:<text:tab/><text:tab/><text:tab/><text:tab/><text:tab/></text:span><text:span text:style-name="T8"># Specification for the Pod</text:span></text:p>
      <text:p text:style-name="P3"><text:bookmark text:name="LC17"/><text:s text:c="6"/><text:span text:style-name="T5">containers:</text:span></text:p>
      <text:p text:style-name="P3"><text:bookmark text:name="LC18"/><text:s text:c="6"/><text:span text:style-name="T5">- name: nginx<text:tab/><text:tab/><text:tab/></text:span><text:span text:style-name="T9"># one container inside the Pod</text:span></text:p>
      <text:p text:style-name="P3"><text:bookmark text:name="LC19"/><text:s text:c="8"/><text:span text:style-name="T5">image: nginx:1.16<text:tab/><text:tab/></text:span><text:span text:style-name="T9"># With nginx image</text:span></text:p>
      <text:p text:style-name="P3"><text:bookmark text:name="LC20"/><text:s text:c="8"/><text:span text:style-name="T5">ports:</text:span></text:p>
      <text:p text:style-name="P6"><text:bookmark text:name="LC21"/><text:s text:c="8"/><text:span text:style-name="T5">- containerPort: 8080<text:tab/><text:tab/></text:span><text:span text:style-name="T10"># Bind that pod to port 8080</text:span></text:p>
      <text:p text:style-name="Text_20_body"><text:span text:style-name="Source_20_Text"><text:span text:style-name="T22"/></text:span></text:p>
      <text:p text:style-name="Text_20_body"><text:span text:style-name="Source_20_Text"><text:span text:style-name="T22">kubectl apply -f nginx-deployment.yaml</text:span></text:span></text:p>
      <text:p text:style-name="Text_20_body"><text:span text:style-name="Source_20_Text"><text:span text:style-name="T22">kubectl get pod</text:span></text:span></text:p>
      <text:p text:style-name="Text_20_body"><text:span text:style-name="Source_20_Text"><text:span text:style-name="T22">kubectl get deployment</text:span></text:span></text:p>
      <text:p text:style-name="Text_20_body"><text:span text:style-name="Source_20_Text"><text:span text:style-name="T22"/></text:span></text:p>
      <text:p text:style-name="P12"><text:soft-page-break/><text:span text:style-name="Source_20_Text"><text:span text:style-name="T33">t</text:span></text:span><text:span text:style-name="Source_20_Text"><text:span text:style-name="T34">ouch nginx-</text:span></text:span><text:span text:style-name="Source_20_Text"><text:span text:style-name="T35">service</text:span></text:span><text:span text:style-name="Source_20_Text"><text:span text:style-name="T34">.yaml</text:span></text:span></text:p>
      <text:p text:style-name="P12"><text:span text:style-name="Source_20_Text"><text:span text:style-name="T22">vim nginx-</text:span></text:span><text:span text:style-name="Source_20_Text"><text:span text:style-name="T35">service</text:span></text:span><text:span text:style-name="Source_20_Text"><text:span text:style-name="T22">.yaml</text:span></text:span></text:p>
      <text:p text:style-name="P5"><text:span text:style-name="Source_20_Text"><text:span text:style-name="T42"/></text:span></text:p>
      <text:p text:style-name="P5"><text:bookmark text:name="LC110"/><text:span text:style-name="Source_20_Text"><text:span text:style-name="T42">apiVersion: v1</text:span></text:span></text:p>
      <text:p text:style-name="P4"><text:bookmark text:name="LC22"/>kind: Service</text:p>
      <text:p text:style-name="P4"><text:bookmark text:name="LC31"/>metadata:</text:p>
      <text:p text:style-name="P3"><text:bookmark text:name="LC41"/><text:s text:c="2"/><text:span text:style-name="T5">name: nginx-service</text:span></text:p>
      <text:p text:style-name="P4"><text:bookmark text:name="LC51"/>spec:</text:p>
      <text:p text:style-name="P3"><text:bookmark text:name="LC61"/><text:s text:c="2"/><text:span text:style-name="T5">selector:</text:span></text:p>
      <text:p text:style-name="P3"><text:bookmark text:name="LC71"/><text:s text:c="4"/><text:span text:style-name="T5">app: nginx<text:tab/><text:tab/><text:tab/><text:tab/></text:span><text:span text:style-name="T15">$$ labels of deployment and pod is used here in</text:span><text:span text:style-name="T16"> <text:tab/><text:tab/><text:tab/><text:tab/><text:tab/><text:tab/><text:tab/></text:span><text:span text:style-name="T15">service selector to make the connection</text:span></text:p>
      <text:p text:style-name="P3"><text:bookmark text:name="LC81"/><text:s text:c="2"/><text:span text:style-name="T5">ports:</text:span></text:p>
      <text:p text:style-name="P3"><text:bookmark text:name="LC91"/><text:s text:c="4"/><text:span text:style-name="T5">- protocol: TCP</text:span></text:p>
      <text:p text:style-name="P3"><text:bookmark text:name="LC101"/><text:s text:c="6"/><text:span text:style-name="T5">port: 80</text:span></text:p>
      <text:p text:style-name="P6"><text:bookmark text:name="LC111"/><text:s text:c="6"/><text:span text:style-name="T5">targetPort: 8080</text:span></text:p>
      <text:p text:style-name="P12"><text:span text:style-name="Source_20_Text"><text:span text:style-name="T22"/></text:span></text:p>
      <text:p text:style-name="P11"><text:span text:style-name="Source_20_Text"><text:span text:style-name="T22">kubectl apply -f nginx-</text:span></text:span><text:span text:style-name="Source_20_Text"><text:span text:style-name="T36">service</text:span></text:span><text:span text:style-name="Source_20_Text"><text:span text:style-name="T22">.yaml</text:span></text:span></text:p>
      <text:p text:style-name="P11"><text:span text:style-name="Source_20_Text"><text:span text:style-name="T36">kubectl get services</text:span></text:span></text:p>
      <text:p text:style-name="P11"><text:span text:style-name="Source_20_Text"><text:span text:style-name="T22">kubectl describe service nginx-service<text:tab/><text:tab/></text:span></text:span><text:span text:style-name="Source_20_Text"><text:span text:style-name="T37"># check service </text:span></text:span><text:span text:style-name="Source_20_Text"><text:span text:style-name="T38">IPs</text:span></text:span></text:p>
      <text:p text:style-name="P11"><text:span text:style-name="Source_20_Text"><text:span text:style-name="T22">kubectl get pod -o wide<text:tab/><text:tab/><text:tab/><text:tab/><text:tab/></text:span></text:span><text:span text:style-name="Source_20_Text"><text:span text:style-name="T37"># check Pod Ips</text:span></text:span></text:p>
      <text:p text:style-name="P11"><text:span text:style-name="Source_20_Text"><text:span text:style-name="T22"/></text:span></text:p>
      <text:p text:style-name="P10"><text:span text:style-name="Source_20_Text"><text:span text:style-name="T39">kubectl get deployment nginx-deployment -o yaml</text:span></text:span></text:p>
      <text:p text:style-name="P10"><text:span text:style-name="Source_20_Text"><text:span text:style-name="T22">kubectl get deployment nginx-deployment -o yaml &gt; nginx-deploy-result.yaml</text:span></text:span></text:p>
      <text:p text:style-name="P10"><text:span text:style-name="Source_20_Text"><text:span text:style-name="T22"/></text:span></text:p>
      <text:h text:style-name="P2" text:outline-level="3"><text:bookmark text:name="user-content-delete-with-config"/>delete with config</text:h>
      <text:p text:style-name="Text_20_body"><text:span text:style-name="Source_20_Text"><text:span text:style-name="T22"/></text:span></text:p>
      <text:p text:style-name="Text_20_body"><text:span text:style-name="Source_20_Text"><text:span text:style-name="T22">kubectl delete -f nginx-deployment.yaml</text:span></text:span></text:p>
      <text:p text:style-name="P9"><text:span text:style-name="Source_20_Text">kubectl delete -f nginx-</text:span><text:span text:style-name="Source_20_Text"><text:span text:style-name="T43">service</text:span></text:span><text:span text:style-name="Source_20_Text">.yaml</text:span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pan text:style-name="Source_20_Text"/></text:p>
      <text:p text:style-name="P9"><text:soft-page-break/><text:span text:style-name="Source_20_Text"/></text:p>
      <text:p text:style-name="P9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0:53:15.703215020</meta:creation-date>
    <dc:date>2022-10-12T09:55:25.871967307</dc:date>
    <meta:editing-duration>P1DT5H53M29S</meta:editing-duration>
    <meta:editing-cycles>65</meta:editing-cycles>
    <meta:generator>LibreOffice/6.4.7.2$Linux_X86_64 LibreOffice_project/40$Build-2</meta:generator>
    <meta:document-statistic meta:table-count="0" meta:image-count="0" meta:object-count="0" meta:page-count="5" meta:paragraph-count="102" meta:word-count="450" meta:character-count="3133" meta:non-whitespace-character-count="2602"/>
  </office:meta>
</office:document-meta>
</file>